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fo:min-height="13.364cm"/>
    </style:style>
    <style:style style:name="pr4" style:family="presentation" style:parent-style-name="Impress-subtitle">
      <style:graphic-properties draw:fill-color="#ffffff" fo:min-height="2.729cm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ocker pull ubuntu</text:p>
          </draw:text-box>
        </draw:frame>
        <draw:frame presentation:style-name="pr2" draw:layer="layout" svg:width="23.8cm" svg:height="2.729cm" svg:x="2.2cm" svg:y="16.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ocker and java</text:p>
          </draw:text-box>
        </draw:frame>
        <draw:frame presentation:style-name="pr4" draw:text-style-name="P2" draw:layer="layout" svg:width="23.8cm" svg:height="2.729cm" svg:x="2.2cm" svg:y="16.4cm" presentation:class="subtitle">
          <draw:text-box>
            <text:p>Skuarch (Alfredo Bello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I am software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Docker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Containers</text:p>
              </text:list-item>
              <text:list-item>
                <text:p>Like ligth virtualization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video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workshop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Create docker network (load-balancer-net)</text:p>
              </text:list-item>
              <text:list-item>
                <text:p>Create web app (webapp.jar)</text:p>
              </text:list-item>
              <text:list-item>
                <text:p>Create Dockerfile web app</text:p>
              </text:list-item>
              <text:list-item>
                <text:p>Create image web app (webapp)</text:p>
              </text:list-item>
              <text:list-item>
                <text:p>Create containers (webapp1 and webapp2)</text:p>
              </text:list-item>
              <text:list-item>
                <text:p>Create Dockerfile nginx (nginx)</text:p>
              </text:list-item>
              <text:list-item>
                <text:p>Create container 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Docker network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Docker network create <text:span text:style-name="T1">load-balancer-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placeholder="true">
          <draw:text-box/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07:53:04.582803219</meta:creation-date>
    <meta:editing-duration>PT14M15S</meta:editing-duration>
    <meta:editing-cycles>2</meta:editing-cycles>
    <meta:generator>LibreOffice/5.3.0.3$Linux_X86_64 LibreOffice_project/30m0$Build-3</meta:generator>
    <dc:date>2017-02-22T08:17:30.568347539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